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ServiceAssembly.DeployServiceAssembly( AdminCommandsServiceMBean adminCommands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ServiceAssembly.onSubmit( HttpServletRequest request , HttpServletResponse response , Object command , BindExcep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ployServiceAssembly.initBinder( HttpServletRequest request , ServletRequestDataBinder b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